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 Sans" svg:font-family="'Open Sans'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476cm"/>
      <style:text-properties fo:font-variant="normal" fo:text-transform="none" fo:color="#333333" style:font-name="Open Sans" fo:font-size="9.7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65cm" style:line-height-at-least="0.476cm" fo:text-indent="0cm" style:auto-text-indent="false"/>
      <style:text-properties fo:font-variant="normal" fo:text-transform="none" fo:color="#333333" style:font-name="Open Sans" fo:font-size="9.7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65cm" style:line-height-at-least="0.476cm" fo:text-indent="0cm" style:auto-text-indent="false"/>
      <style:text-properties fo:font-variant="normal" fo:text-transform="none" fo:color="#333333" fo:letter-spacing="normal"/>
    </style:style>
    <style:style style:name="P4" style:family="paragraph" style:parent-style-name="Text_20_body">
      <style:paragraph-properties fo:margin-left="0cm" fo:margin-right="0cm" fo:margin-top="0cm" fo:margin-bottom="0.265cm" style:line-height-at-least="0.476cm" fo:text-indent="0cm" style:auto-text-indent="false"/>
    </style:style>
    <style:style style:name="P5" style:family="paragraph" style:parent-style-name="Heading_20_1">
      <style:text-properties fo:font-variant="normal" fo:text-transform="none" fo:color="#333333" style:font-name="Open Sans" fo:font-size="15.75pt" fo:letter-spacing="normal" fo:font-style="normal" fo:font-weight="bold"/>
    </style:style>
    <style:style style:name="P6" style:family="paragraph" style:parent-style-name="Heading_20_5">
      <style:paragraph-properties fo:margin-left="0cm" fo:margin-right="0cm" fo:margin-top="0cm" fo:margin-bottom="0.397cm" fo:line-height="110%" fo:text-indent="0cm" style:auto-text-indent="false"/>
      <style:text-properties fo:font-variant="normal" fo:text-transform="none" fo:color="#333333" style:font-name="inherit" fo:font-size="10.5pt" fo:letter-spacing="normal" fo:font-style="normal" fo:font-weight="bold"/>
    </style:style>
    <style:style style:name="P7" style:family="paragraph" style:parent-style-name="Heading_20_4">
      <style:paragraph-properties fo:margin-left="0cm" fo:margin-right="0cm" fo:margin-top="0.529cm" fo:margin-bottom="0.132cm" fo:line-height="110%" fo:text-indent="0cm" style:auto-text-indent="false"/>
      <style:text-properties fo:text-transform="uppercase" fo:color="#bf2329" style:font-name="inherit" fo:font-size="12.75pt" fo:letter-spacing="normal" fo:font-style="normal" fo:font-weight="bold"/>
    </style:style>
    <style:style style:name="T1" style:family="text">
      <style:text-properties fo:font-variant="normal" fo:text-transform="none" fo:color="#333333" style:font-name="Open Sans" fo:font-size="9.75pt" fo:letter-spacing="normal" fo:font-style="normal" fo:font-weight="bold"/>
    </style:style>
    <style:style style:name="T2" style:family="text">
      <style:text-properties fo:font-variant="normal" fo:text-transform="none" fo:color="#333333" style:font-name="Open Sans" fo:font-size="9.75pt" fo:letter-spacing="normal" fo:font-style="normal" fo:font-weight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LECTURES DE LA MESSE</text:h>
      <text:section text:style-name="Sect1" text:name="messe1_lecture1">
        <text:h text:style-name="P7" text:outline-level="4">PREMIÈRE LECTURE</text:h>
        <text:h text:style-name="P6" text:outline-level="5">« Ce que j’ai, je te le donne : au nom de Jésus, lève-toi et marche » (Ac 3, 1-10)</text:h>
        <text:p text:style-name="P2">Lecture du livre des Actes des Apôtres</text:p>
        <text:p text:style-name="P2">En ces jours-là,<text:line-break/>Pierre et Jean montaient au Temple<text:line-break/>pour la prière de l’après-midi, à la neuvième heure.<text:line-break/>On y amenait alors un homme, infirme de naissance,<text:line-break/>que l’on installait chaque jour à la porte du Temple,<text:line-break/>appelée la « Belle-Porte »,<text:line-break/>pour qu’il demande l’aumône à ceux qui entraient.<text:line-break/>Voyant Pierre et Jean qui allaient entrer dans le Temple,<text:line-break/>il leur demanda l’aumône.<text:line-break/>Alors Pierre, ainsi que Jean, fixa les yeux sur lui,<text:line-break/>et il dit :<text:line-break/>« Regarde-nous ! »<text:line-break/>L’homme les observait,<text:line-break/>s’attendant à recevoir quelque chose de leur part.<text:line-break/>Pierre déclara :<text:line-break/>« De l’argent et de l’or, je n’en ai pas ;<text:line-break/>mais ce que j’ai, je te le donne :<text:line-break/>au nom de Jésus Christ le Nazaréen,<text:line-break/>lève-toi et marche. »<text:line-break/>Alors, le prenant par la main droite,<text:line-break/>il le releva<text:line-break/>et, à l’instant même,<text:line-break/>ses pieds et ses chevilles s’affermirent.<text:line-break/>D’un bond, il fut debout<text:line-break/>et il marchait.<text:line-break/>Entrant avec eux dans le Temple,<text:line-break/>il marchait, bondissait, et louait Dieu.<text:line-break/>Et tout le peuple le vit marcher et louer Dieu.<text:line-break/>On le reconnaissait :<text:line-break/>c’est bien lui qui était assis à la « Belle-Porte » du Temple<text:line-break/>pour demander l’aumône.<text:line-break/>Et les gens étaient frappés de stupeur et désorientés<text:line-break/>devant ce qui lui était arrivé.</text:p>
        <text:p text:style-name="P2"><text:line-break/>– Parole du Seigneur.</text:p>
      </text:section>
      <text:section text:style-name="Sect1" text:name="messe1_lecture2">
        <text:h text:style-name="P7" text:outline-level="4">PSAUME</text:h>
        <text:h text:style-name="P6" text:outline-level="5">(104 (105), 1-2, 3-4, 6-7, 8-9)</text:h>
        <text:p text:style-name="P4"><text:span text:style-name="Strong_20_Emphasis"><text:span text:style-name="T1">R/ Joie pour les cœurs qui cherchent Dieu ! ou : Alléluia !</text:span></text:span><text:span text:style-name="T2">(104, 3b)</text:span></text:p>
        <text:p text:style-name="P2">Rendez grâce au Seigneur, proclamez son nom,<text:line-break/>annoncez parmi les peuples ses hauts faits ;<text:line-break/>chantez et jouez pour lui,<text:line-break/><text:soft-page-break/>redites sans fin ses merveilles.</text:p>
        <text:p text:style-name="P3"> </text:p>
        <text:p text:style-name="P2">Glorifiez-vous de son nom très saint :<text:line-break/>joie pour les cœurs qui cherchent Dieu !<text:line-break/>Cherchez le Seigneur et sa puissance,<text:line-break/>recherchez sans trêve sa face.</text:p>
        <text:p text:style-name="P3"> </text:p>
        <text:p text:style-name="P2">Vous, la race d’Abraham son serviteur,<text:line-break/>les fils de Jacob, qu’il a choisis.<text:line-break/>Le Seigneur, c’est lui notre Dieu :<text:line-break/>ses jugements font loi pour l’univers.</text:p>
        <text:p text:style-name="P3"> </text:p>
        <text:p text:style-name="P2">Il s’est toujours souvenu de son alliance,<text:line-break/>parole édictée pour mille générations :<text:line-break/>promesse faite à Abraham,<text:line-break/>garantie par serment à Isaac.</text:p>
      </text:section>
      <text:section text:style-name="Sect1" text:name="messe1_lecture3">
        <text:h text:style-name="P7" text:outline-level="4">ÉVANGILE</text:h>
        <text:h text:style-name="P6" text:outline-level="5">Il se fit reconnaître par eux à la fraction du pain (Lc 24, 13-35)</text:h>
        <text:p text:style-name="P4"><text:span text:style-name="Strong_20_Emphasis"><text:span text:style-name="T1">Alléluia. Alléluia.</text:span></text:span><text:span text:style-name="T2"><text:line-break/>Voici le jour que fit le Seigneur,<text:line-break/>qu’il soit pour nous jour de fête et de joie !<text:line-break/></text:span><text:span text:style-name="Strong_20_Emphasis"><text:span text:style-name="T1">Alléluia.</text:span></text:span></text:p>
        <text:p text:style-name="P1">(Ps 117, 24)</text:p>
        <text:p text:style-name="P2">Évangile de Jésus Christ selon saint Luc</text:p>
        <text:p text:style-name="P2">Le même jour (c’est-à-dire le premier jour de la semaine),<text:line-break/>deux disciples faisaient route<text:line-break/>vers un village appelé Emmaüs,<text:line-break/>à deux heures de marche de Jérusalem,<text:line-break/>et ils parlaient entre eux de tout ce qui s’était passé.</text:p>
        <text:p text:style-name="P2"><text:line-break/>Or, tandis qu’ils s’entretenaient et s’interrogeaient,<text:line-break/>Jésus lui-même s’approcha,<text:line-break/>et il marchait avec eux.<text:line-break/>Mais leurs yeux étaient empêchés de le reconnaître.<text:line-break/>Jésus leur dit :<text:line-break/>« De quoi discutez-vous en marchant ? »<text:line-break/>Alors, ils s’arrêtèrent, tout tristes.<text:line-break/>L’un des deux, nommé Cléophas, lui répondit :<text:line-break/>« Tu es bien le seul étranger résidant à Jérusalem<text:line-break/>qui ignore les événements de ces jours-ci. »<text:line-break/>Il leur dit :<text:line-break/>« Quels événements ? »<text:line-break/>Ils lui répondirent :<text:line-break/>« Ce qui est arrivé à Jésus de Nazareth,<text:line-break/>cet homme qui était un prophète<text:line-break/><text:soft-page-break/>puissant par ses actes et ses paroles<text:line-break/>devant Dieu et devant tout le peuple :<text:line-break/>comment les grands prêtres et nos chefs l’ont livré,<text:line-break/>ils l’ont fait condamner à mort et ils l’ont crucifié.<text:line-break/>Nous, nous espérions que c’était lui qui allait délivrer Israël.<text:line-break/>Mais avec tout cela,<text:line-break/>voici déjà le troisième jour qui passe depuis que c’est arrivé.<text:line-break/>À vrai dire, des femmes de notre groupe<text:line-break/>nous ont remplis de stupeur.<text:line-break/>Quand, dès l’aurore, elles sont allées au tombeau,<text:line-break/>elles n’ont pas trouvé son corps ;<text:line-break/>elles sont venues nous dire<text:line-break/>qu’elles avaient même eu une vision :<text:line-break/>des anges, qui disaient qu’il est vivant.<text:line-break/>Quelques-uns de nos compagnons sont allés au tombeau,<text:line-break/>et ils ont trouvé les choses comme les femmes l’avaient dit ;<text:line-break/>mais lui, ils ne l’ont pas vu. »<text:line-break/>Il leur dit alors :<text:line-break/>« Esprits sans intelligence !<text:line-break/>Comme votre cœur est lent à croire<text:line-break/>tout ce que les prophètes ont dit !<text:line-break/>Ne fallait-il pas que le Christ<text:line-break/>souffrît cela pour entrer dans sa gloire ? »<text:line-break/>Et, partant de Moïse et de tous les Prophètes,<text:line-break/>il leur interpréta, dans toute l’Écriture,<text:line-break/>ce qui le concernait.</text:p>
        <text:p text:style-name="P2"><text:line-break/>Quand ils approchèrent du village où ils se rendaient,<text:line-break/>Jésus fit semblant d’aller plus loin.<text:line-break/>Mais ils s’efforcèrent de le retenir :<text:line-break/>« Reste avec nous,<text:line-break/>car le soir approche et déjà le jour baisse. »<text:line-break/>Il entra donc pour rester avec eux.</text:p>
        <text:p text:style-name="P2"><text:line-break/>Quand il fut à table avec eux,<text:line-break/>ayant pris le pain,<text:line-break/>il prononça la bénédiction<text:line-break/>et, l’ayant rompu, il le leur donna.<text:line-break/>Alors leurs yeux s’ouvrirent, et ils le reconnurent,<text:line-break/>mais il disparut à leurs regards.<text:line-break/>Ils se dirent l’un à l’autre :<text:line-break/>« Notre cœur n’était-il pas brûlant en nous,<text:line-break/>tandis qu’il nous parlait sur la route<text:line-break/>et nous ouvrait les Écritures ? »<text:line-break/>À l’instant même, ils se levèrent et retournèrent à Jérusalem.<text:line-break/>Ils y trouvèrent réunis les onze Apôtres et leurs compagnons,<text:line-break/>qui leur dirent :<text:line-break/>« Le Seigneur est réellement ressuscité :<text:line-break/>il est apparu à Simon-Pierre. »<text:line-break/>À leur tour, ils racontaient ce qui s’était passé sur la route,<text:line-break/>et comment le Seigneur s’était fait reconnaître par eux<text:line-break/>à la fraction du pain.</text:p>
        <text:p text:style-name="P2"><text:soft-page-break/><text:line-break/>– Acclamons la Parole de Dieu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 Sans" svg:font-family="'Open Sans'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Liberation Serif" fo:font-size="24pt" fo:font-weight="bold" style:font-name-asian="Droid Sans" style:font-size-asian="24pt" style:font-weight-asian="bold" style:font-name-complex="Lohit Hindi" style:font-size-complex="24pt" style:font-weight-complex="bold"/>
    </style:style>
    <style:style style:name="Heading_20_4" style:display-name="Heading 4" style:family="paragraph" style:parent-style-name="Header" style:next-style-name="Text_20_body" style:default-outline-level="4" style:list-style-name="" style:class="text">
      <style:text-properties style:font-name="Liberation Serif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Heading_20_5" style:display-name="Heading 5" style:family="paragraph" style:parent-style-name="Header" style:next-style-name="Text_20_body" style:default-outline-level="5" style:list-style-name="" style:class="text">
      <style:text-properties style:font-name="Liberation Serif" fo:font-size="10pt" fo:font-weight="bold" style:font-name-asian="Droid Sans" style:font-size-asian="10pt" style:font-weight-asian="bold" style:font-name-complex="Lohit Hindi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Bielecki</meta:initial-creator>
    <meta:creation-date>2017-03-19T15:38:32</meta:creation-date>
    <dc:date>2017-03-19T15:38:55</dc:date>
    <dc:creator>Paweł Bielecki</dc:creator>
    <meta:editing-duration>P0D</meta:editing-duration>
    <meta:editing-cycles>1</meta:editing-cycles>
    <meta:document-statistic meta:table-count="0" meta:image-count="0" meta:object-count="0" meta:page-count="4" meta:paragraph-count="26" meta:word-count="915" meta:character-count="5038" meta:non-whitespace-character-count="4138"/>
    <meta:generator>LibreOffice/3.5$Linux_x86 LibreOffice_project/350m1$Build-2</meta:generator>
  </office:meta>
</office:document-meta>
</file>